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icationBroker.getCurrentMessage( String topi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tificationBroker.NotificationBroker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Broker.NotificationBroker( ComponentContext context , W3CEndpointReference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Broker.notify( String topic , Object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tificationBroker.subscribe( W3CEndpointReference consumer , String topic ,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Broker.subscribe( W3CEndpointReference consumer , String top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Broker.registerPublisher( W3CEndpointReference publisherReference , String topic , boolean de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tificationBroker.getResourceProperty( QName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tificationBroker.subscribe( W3CEndpointReference consumer , String topic , String xpath , boolean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NotificationBroker.NotificationBroker( ComponentContext context , String brok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